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3.402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42cm" fo:min-width="3.214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Extrémités_20_de_20_flèche_20_3" draw:marker-end-width="0.3cm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88cm" fo:min-width="2.33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Extrémités_20_de_20_flèche_20_7" draw:marker-end-width="0.3cm"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96cm" fo:min-width="3.92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Extrémités_20_de_20_flèche_20_8" draw:marker-end-width="0.3cm" draw:fill="none" draw:textarea-vertical-align="middle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0" style:family="graphic" style:parent-style-name="objectwithoutfill">
      <style:graphic-properties draw:marker-end="Extrémités_20_de_20_flèche_20_9" draw:marker-end-width="0.3cm" draw:fill="none" draw:textarea-vertical-align="middle" loext:decorative="false"/>
      <style:paragraph-properties style:writing-mode="lr-tb"/>
    </style:style>
    <style:style style:name="gr11" style:family="graphic" style:parent-style-name="objectwithoutfill">
      <style:graphic-properties svg:stroke-color="#ff0000" draw:marker-end="Extrémités_20_de_20_flèche_20_11" draw:marker-end-width="0.3cm" draw:fill="none" draw:textarea-vertical-align="middle" loext:decorative="false"/>
      <style:paragraph-properties style:writing-mode="lr-tb"/>
    </style:style>
    <style:style style:name="gr12" style:family="graphic" style:parent-style-name="objectwithoutfill">
      <style:graphic-properties draw:marker-end="Extrémités_20_de_20_flèche_20_12" draw:marker-end-width="0.3cm" draw:fill="none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5.689cm" loext:decorative="false"/>
      <style:paragraph-properties style:writing-mode="lr-tb"/>
    </style:style>
    <style:style style:name="gr18" style:family="graphic" style:parent-style-name="objectwithoutfill">
      <style:graphic-properties draw:marker-end="Extrémités_20_de_20_flèche_20_14" draw:marker-end-width="0.3cm" draw:fill="none" draw:textarea-vertical-align="middle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64cm" fo:min-width="5.158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Extrémités_20_de_20_flèche_20_15" draw:marker-end-width="0.3cm" draw:fill="none" draw:textarea-vertical-align="middle" loext:decorative="false"/>
      <style:paragraph-properties style:writing-mode="lr-tb"/>
    </style:style>
    <style:style style:name="gr22" style:family="graphic" style:parent-style-name="objectwithoutfill">
      <style:graphic-properties draw:marker-end="Extrémités_20_de_20_flèche_20_17" draw:marker-end-width="0.3cm" draw:fill="none" draw:textarea-vertical-align="middle" loext:decorative="false"/>
      <style:paragraph-properties style:writing-mode="lr-tb"/>
    </style:style>
    <style:style style:name="gr23" style:family="graphic" style:parent-style-name="objectwithoutfill">
      <style:graphic-properties draw:marker-end="Extrémités_20_de_20_flèche_20_18" draw:marker-end-width="0.3cm" draw:fill="none" draw:textarea-vertical-align="middle" loext:decorative="false"/>
      <style:paragraph-properties style:writing-mode="lr-tb"/>
    </style:style>
    <style:style style:name="gr24" style:family="graphic" style:parent-style-name="objectwithoutfill">
      <style:graphic-properties draw:marker-end="Extrémités_20_de_20_flèche_20_19" draw:marker-end-width="0.3cm" draw:fill="none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923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134cm" loext:decorative="false"/>
      <style:paragraph-properties style:writing-mode="lr-tb"/>
    </style:style>
    <style:style style:name="gr27" style:family="graphic" style:parent-style-name="objectwithoutfill">
      <style:graphic-properties draw:marker-end="Extrémités_20_de_20_flèche_20_20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5.516cm" svg:height="2.5cm" svg:x="1.984cm" svg:y="2.75cm">
          <text:p text:style-name="P1">State 3</text:p>
          <text:p text:style-name="P1">parse-operato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5.25cm" svg:height="2.25cm" svg:x="12.698cm" svg:y="3.29cm">
          <text:p text:style-name="P2"><text:span text:style-name="T1">State 2</text:span></text:p>
          <text:p text:style-name="P2"><text:span text:style-name="T1">Sig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draw:line-skew="-0.425cm" svg:x1="17.18cm" svg:y1="3.619cm" svg:x2="15.323cm" svg:y2="3.29cm" draw:start-shape="id1" draw:start-glue-point="11" draw:end-shape="id1" draw:end-glue-point="4" svg:d="M17180 3619c0-1882-1857-1718-1857-329" svg:viewBox="0 0 1858 1393">
          <text:p text:style-name="P3">+</text:p>
        </draw:connector>
        <draw:custom-shape draw:style-name="gr4" draw:text-style-name="P1" xml:id="id2" draw:id="id2" draw:layer="layout" svg:width="4cm" svg:height="1.75cm" svg:x="24.794cm" svg:y="3.38cm">
          <text:p text:style-name="P1">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948cm" svg:y1="4.415cm" svg:x2="24.794cm" svg:y2="4.255cm" draw:start-shape="id1" draw:start-glue-point="10" draw:end-shape="id2" draw:end-glue-point="6" svg:d="M17948 4415l6846-160" svg:viewBox="0 0 6847 161">
          <text:p/>
        </draw:connector>
        <draw:connector draw:style-name="gr6" draw:text-style-name="P4" draw:layer="layout" draw:type="line" svg:x1="7.5cm" svg:y1="4cm" svg:x2="12.698cm" svg:y2="4.415cm" draw:start-shape="id3" draw:start-glue-point="10" draw:end-shape="id1" draw:end-glue-point="6" svg:d="M7500 4000l5198 415" svg:viewBox="0 0 5199 416">
          <text:p text:style-name="P3">Op</text:p>
        </draw:connector>
        <draw:custom-shape draw:style-name="gr7" draw:text-style-name="P1" xml:id="id4" draw:id="id4" draw:layer="layout" svg:width="6.25cm" svg:height="2.75cm" svg:x="13.25cm" svg:y="10.5cm">
          <text:p text:style-name="P1">State 1</text:p>
          <text:p text:style-name="P1">Loop over + 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3.466cm" svg:y1="5.211cm" svg:x2="14.165cm" svg:y2="10.902cm" draw:start-shape="id1" draw:start-glue-point="7" draw:end-shape="id4" draw:end-glue-point="5" svg:d="M13466 5211l699 5691" svg:viewBox="0 0 700 5692">
          <text:p text:style-name="P3">-</text:p>
        </draw:connector>
        <draw:frame draw:style-name="gr9" draw:text-style-name="P5" draw:layer="layout" svg:width="7.5cm" svg:height="1.5cm" svg:x="18.5cm" svg:y="6cm">
          <draw:text-box>
            <text:p>Operator and not + or -</text:p>
          </draw:text-box>
        </draw:frame>
        <draw:connector draw:style-name="gr10" draw:text-style-name="P4" draw:layer="layout" draw:type="line" svg:x1="16.375cm" svg:y1="10.5cm" svg:x2="17.18cm" svg:y2="5.211cm" draw:start-shape="id4" draw:start-glue-point="4" draw:end-shape="id1" draw:end-glue-point="9" svg:d="M16375 10500l805-5289" svg:viewBox="0 0 806 5290">
          <text:p text:style-name="P3">-</text:p>
        </draw:connector>
        <draw:connector draw:style-name="gr11" draw:text-style-name="P4" draw:layer="layout" draw:type="line" svg:x1="13.25cm" svg:y1="11.875cm" svg:x2="6.693cm" svg:y2="4.884cm" draw:start-shape="id4" draw:start-glue-point="6" draw:end-shape="id3" draw:end-glue-point="9" svg:d="M13250 11875l-6557-6991" svg:viewBox="0 0 6558 6992">
          <text:p text:style-name="P3">NO-OP</text:p>
          <text:p text:style-name="P3">sexpr</text:p>
        </draw:connector>
        <draw:connector draw:style-name="gr12" draw:text-style-name="P4" draw:layer="layout" draw:type="curve" svg:x1="18.585cm" svg:y1="12.848cm" svg:x2="19.5cm" svg:y2="11.875cm" draw:start-shape="id4" draw:start-glue-point="9" draw:end-shape="id4" draw:end-glue-point="10" svg:d="M18585 12848c0 1356 709 1130 1126 548s542-1521-211-1521" svg:viewBox="0 0 1461 1980">
          <text:p text:style-name="P3">+</text:p>
        </draw:connector>
        <draw:connector draw:style-name="gr13" draw:text-style-name="P4" draw:layer="layout" draw:type="curve" svg:x1="18.585cm" svg:y1="10.902cm" svg:x2="25.379cm" svg:y2="4.874cm" draw:start-shape="id4" draw:start-glue-point="11" draw:end-shape="id2" draw:end-glue-point="7" svg:d="M18585 10902c0-4629 6794-1615 6794-6028" svg:viewBox="0 0 6795 6029">
          <text:p/>
        </draw:connector>
        <draw:frame draw:style-name="gr14" draw:text-style-name="P5" draw:layer="layout" svg:width="3.75cm" svg:height="1cm" svg:x="8cm" svg:y="4.75cm">
          <draw:text-box>
            <text:p>E op , op</text:p>
          </draw:text-box>
        </draw:frame>
        <draw:frame draw:style-name="gr15" draw:text-style-name="P5" draw:layer="layout" svg:width="7.75cm" svg:height="1.25cm" svg:x="13.25cm" svg:y="1cm">
          <draw:text-box>
            <text:p>E op +, E op + +, - - +, ...</text:p>
          </draw:text-box>
        </draw:frame>
        <draw:frame draw:style-name="gr16" draw:text-style-name="P5" draw:layer="layout" svg:width="6.262cm" svg:height="1.04cm" svg:x="17.988cm" svg:y="3cm">
          <draw:text-box>
            <text:p>Example : E op + *</text:p>
          </draw:text-box>
        </draw:frame>
        <draw:frame draw:style-name="gr15" draw:text-style-name="P5" draw:layer="layout" svg:width="7.847cm" svg:height="1.25cm" svg:x="4.903cm" svg:y="6.5cm">
          <draw:text-box>
            <text:p>E op -, E op - - -, ...</text:p>
          </draw:text-box>
        </draw:frame>
        <draw:frame draw:style-name="gr16" draw:text-style-name="P5" draw:layer="layout" svg:width="6cm" svg:height="1.04cm" svg:x="18.672cm" svg:y="7.523cm">
          <draw:text-box>
            <text:p>Example : E op - *</text:p>
          </draw:text-box>
        </draw:frame>
        <draw:frame draw:style-name="gr17" draw:text-style-name="P5" draw:layer="layout" svg:width="6.448cm" svg:height="5.939cm" svg:x="5.5cm" svg:y="9.25cm">
          <draw:text-box>
            <text:p>E op - E2 … op’ En transformed in :</text:p>
            <text:p>E op (- E2 …) op’ En</text:p>
            <text:p>Or - E ... in</text:p>
            <text:p><text:s/>(- E …)</text:p>
            <text:p>+ - E … in (- E) ...</text:p>
          </draw:text-box>
        </draw:frame>
        <draw:connector draw:style-name="gr18" draw:text-style-name="P4" draw:layer="layout" draw:type="curve" draw:line-skew="-0.427cm" svg:x1="13.466cm" svg:y1="3.619cm" svg:x2="6.693cm" svg:y2="3.116cm" draw:start-shape="id1" draw:start-glue-point="5" draw:end-shape="id3" draw:end-glue-point="11" svg:d="M13466 3619c0-2695-6773-2444-6773-503" svg:viewBox="0 0 6774 1992">
          <text:p text:style-name="P3">sexpr</text:p>
        </draw:connector>
        <draw:frame draw:style-name="gr19" draw:text-style-name="P5" draw:layer="layout" svg:width="3.75cm" svg:height="0.962cm" svg:x="7.5cm" svg:y="1.288cm">
          <draw:text-box>
            <text:p>E op E2, ...</text:p>
          </draw:text-box>
        </draw:frame>
        <draw:custom-shape draw:style-name="gr20" draw:text-style-name="P1" xml:id="id5" draw:id="id5" draw:layer="layout" svg:width="8cm" svg:height="2cm" svg:x="2.5cm" svg:y="16.5cm">
          <text:p text:style-name="P1">begin-operators+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draw:line-skew="0.601cm" svg:x1="3.671cm" svg:y1="18.207cm" svg:x2="9.329cm" svg:y2="18.207cm" draw:start-shape="id5" draw:start-glue-point="7" draw:end-shape="id5" draw:end-glue-point="9" svg:d="M3671 18207c0 2094 5658 2094 5658 0" svg:viewBox="0 0 5659 1572">
          <text:p text:style-name="P3">+</text:p>
        </draw:connector>
        <draw:connector draw:style-name="gr22" draw:text-style-name="P4" draw:layer="layout" draw:type="curve" svg:x1="3.671cm" svg:y1="16.793cm" svg:x2="2.791cm" svg:y2="4.884cm" draw:start-shape="id5" draw:start-glue-point="5" draw:end-shape="id3" draw:end-glue-point="7" svg:d="M3671 16793c0-8875-880-2921-880-11909" svg:viewBox="0 0 881 11910">
          <text:p text:style-name="P3">Sexpr</text:p>
          <text:p text:style-name="P3">NO-OP</text:p>
        </draw:connector>
        <draw:connector draw:style-name="gr23" draw:text-style-name="P4" draw:layer="layout" draw:type="curve" svg:x1="9.329cm" svg:y1="16.793cm" svg:x2="14.165cm" svg:y2="12.848cm" draw:start-shape="id5" draw:start-glue-point="11" draw:end-shape="id4" draw:end-glue-point="7" svg:d="M9329 16793c0-2875 4836-903 4836-3945" svg:viewBox="0 0 4837 3946">
          <text:p text:style-name="P3">-</text:p>
        </draw:connector>
        <draw:connector draw:style-name="gr24" draw:text-style-name="P4" draw:layer="layout" draw:type="curve" svg:x1="10.5cm" svg:y1="17.5cm" svg:x2="26.794cm" svg:y2="5.13cm" draw:start-shape="id5" draw:start-glue-point="10" draw:end-shape="id2" draw:end-glue-point="8" svg:d="M10500 17500c10863 0 16294-4123 16294-12370" svg:viewBox="0 0 16295 12371">
          <text:p/>
        </draw:connector>
        <draw:frame draw:style-name="gr25" draw:text-style-name="P5" draw:layer="layout" svg:width="7.5cm" svg:height="1.173cm" svg:x="20cm" svg:y="16.25cm">
          <draw:text-box>
            <text:p>Operator and not + or -</text:p>
          </draw:text-box>
        </draw:frame>
        <draw:frame draw:style-name="gr15" draw:text-style-name="P6" draw:layer="layout" svg:width="3.25cm" svg:height="1.25cm" svg:x="5cm" svg:y="15cm">
          <draw:text-box>
            <text:p><text:span text:style-name="T2">START</text:span></text:p>
          </draw:text-box>
        </draw:frame>
        <draw:frame draw:style-name="gr26" draw:text-style-name="P5" draw:layer="layout" svg:width="4cm" svg:height="1.673cm" svg:x="14.75cm" svg:y="8.077cm">
          <draw:text-box>
            <text:p>E op - -, - -</text:p>
            <text:p/>
          </draw:text-box>
        </draw:frame>
        <draw:connector draw:style-name="gr27" draw:text-style-name="P4" draw:layer="layout" draw:type="curve" draw:line-skew="-0.684cm -1.403cm" svg:x1="1.984cm" svg:y1="4cm" svg:x2="4.742cm" svg:y2="2.75cm" draw:start-shape="id3" draw:start-glue-point="6" draw:end-shape="id3" draw:end-glue-point="4" svg:d="M1984 4000c-1777 0-1482-1577-348-2604s3106-1502 3106 1354" svg:viewBox="0 0 4025 3403">
          <text:p text:style-name="P3">Sexpr</text:p>
          <text:p text:style-name="P3">NO-OP</text:p>
        </draw:connector>
        <draw:frame draw:style-name="gr15" draw:text-style-name="P5" draw:layer="layout" svg:width="9.25cm" svg:height="1.25cm" svg:x="13.25cm" svg:y="18.25cm">
          <draw:text-box>
            <text:p>Parser + -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3" draw:display-name="Extrémités de flèche 3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4T00:06:27.081716572</meta:creation-date>
    <dc:date>2025-05-20T09:59:26.545391000</dc:date>
    <meta:editing-duration>P14DT19H13M6S</meta:editing-duration>
    <meta:editing-cycles>42</meta:editing-cycles>
    <meta:generator>LibreOffice/25.2.3.2$MacOSX_AARCH64 LibreOffice_project/bbb074479178df812d175f709636b368952c2ce3</meta:generator>
    <meta:document-statistic meta:object-count="31"/>
  </office:meta>
</office:document-meta>
</file>